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b2c5e" officeooo:paragraph-rsid="001b2c5e"/>
    </style:style>
    <style:style style:name="P2" style:family="paragraph" style:parent-style-name="Standard">
      <style:text-properties style:font-name="Times new roman" officeooo:rsid="001b2c5e" officeooo:paragraph-rsid="0028fa38"/>
    </style:style>
    <style:style style:name="P3" style:family="paragraph" style:parent-style-name="Standard">
      <style:text-properties style:font-name="Times new roman" officeooo:rsid="001b2c5e" officeooo:paragraph-rsid="002dd6c9"/>
    </style:style>
    <style:style style:name="P4" style:family="paragraph" style:parent-style-name="Standard">
      <style:text-properties style:font-name="Times new roman" officeooo:rsid="001b2c5e" officeooo:paragraph-rsid="0030b0b9"/>
    </style:style>
    <style:style style:name="P5" style:family="paragraph" style:parent-style-name="Standard">
      <style:text-properties style:font-name="Times new roman" officeooo:rsid="001b2c5e" officeooo:paragraph-rsid="00355fc1"/>
    </style:style>
    <style:style style:name="P6" style:family="paragraph" style:parent-style-name="Standard">
      <style:text-properties style:font-name="Times new roman" officeooo:rsid="001c2fe0" officeooo:paragraph-rsid="001c2fe0"/>
    </style:style>
    <style:style style:name="P7" style:family="paragraph" style:parent-style-name="Standard">
      <style:text-properties style:font-name="Times new roman" officeooo:rsid="001c2fe0" officeooo:paragraph-rsid="002dc3cf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rsid="001c2fe0" officeooo:paragraph-rsid="002dc3cf"/>
    </style:style>
    <style:style style:name="P9" style:family="paragraph" style:parent-style-name="Standard">
      <style:text-properties style:font-name="Times new roman" officeooo:rsid="001c2fe0" officeooo:paragraph-rsid="00329296"/>
    </style:style>
    <style:style style:name="P10" style:family="paragraph" style:parent-style-name="Standard">
      <style:text-properties style:font-name="Times new roman" officeooo:rsid="001c2fe0" officeooo:paragraph-rsid="00348f24"/>
    </style:style>
    <style:style style:name="P11" style:family="paragraph" style:parent-style-name="Standard">
      <style:text-properties style:font-name="Times new roman" officeooo:rsid="001c2fe0" officeooo:paragraph-rsid="0035047e"/>
    </style:style>
    <style:style style:name="P12" style:family="paragraph" style:parent-style-name="Standard">
      <style:text-properties style:font-name="Times new roman" officeooo:rsid="001c2fe0" officeooo:paragraph-rsid="003891aa"/>
    </style:style>
    <style:style style:name="P13" style:family="paragraph" style:parent-style-name="Standard">
      <style:text-properties style:font-name="Times new roman" officeooo:rsid="001c2fe0" officeooo:paragraph-rsid="003b2ef7"/>
    </style:style>
    <style:style style:name="P14" style:family="paragraph" style:parent-style-name="Standard">
      <style:text-properties style:font-name="Times new roman" officeooo:rsid="001dc474" officeooo:paragraph-rsid="001dc474"/>
    </style:style>
    <style:style style:name="P15" style:family="paragraph" style:parent-style-name="Standard">
      <style:text-properties style:font-name="Times new roman" officeooo:rsid="001e501c" officeooo:paragraph-rsid="001e501c"/>
    </style:style>
    <style:style style:name="P16" style:family="paragraph" style:parent-style-name="Standard">
      <style:text-properties style:font-name="Times new roman" officeooo:rsid="001ffc11" officeooo:paragraph-rsid="001ffc11"/>
    </style:style>
    <style:style style:name="P17" style:family="paragraph" style:parent-style-name="Standard">
      <style:text-properties style:font-name="Times new roman" officeooo:rsid="002133a9" officeooo:paragraph-rsid="002133a9"/>
    </style:style>
    <style:style style:name="P18" style:family="paragraph" style:parent-style-name="Standard">
      <style:text-properties style:font-name="Times new roman" officeooo:rsid="0022ec3f" officeooo:paragraph-rsid="0022ec3f"/>
    </style:style>
    <style:style style:name="P19" style:family="paragraph" style:parent-style-name="Standard">
      <style:text-properties style:font-name="Times new roman" officeooo:rsid="002388e5" officeooo:paragraph-rsid="002388e5"/>
    </style:style>
    <style:style style:name="P20" style:family="paragraph" style:parent-style-name="Standard">
      <style:text-properties style:font-name="Times new roman" officeooo:rsid="002435ce" officeooo:paragraph-rsid="00287bdc"/>
    </style:style>
    <style:style style:name="P21" style:family="paragraph" style:parent-style-name="Standard">
      <style:text-properties style:font-name="Times new roman" officeooo:rsid="002435ce" officeooo:paragraph-rsid="002435ce"/>
    </style:style>
    <style:style style:name="P22" style:family="paragraph" style:parent-style-name="Standard">
      <style:text-properties style:font-name="Times new roman" officeooo:rsid="002452db" officeooo:paragraph-rsid="002452db"/>
    </style:style>
    <style:style style:name="P23" style:family="paragraph" style:parent-style-name="Standard">
      <style:text-properties style:font-name="Times new roman" officeooo:rsid="0025e104" officeooo:paragraph-rsid="0025e104"/>
    </style:style>
    <style:style style:name="P24" style:family="paragraph" style:parent-style-name="Standard">
      <style:text-properties style:font-name="Times new roman" officeooo:rsid="00261b99" officeooo:paragraph-rsid="00261b99"/>
    </style:style>
    <style:style style:name="P25" style:family="paragraph" style:parent-style-name="Standard">
      <style:text-properties style:font-name="Times new roman" officeooo:rsid="00280d96" officeooo:paragraph-rsid="00280d96"/>
    </style:style>
    <style:style style:name="P26" style:family="paragraph" style:parent-style-name="Standard">
      <style:paragraph-properties fo:text-align="center" style:justify-single-word="false"/>
      <style:text-properties style:font-name="Times new roman" officeooo:rsid="002bcc67" officeooo:paragraph-rsid="002bcc67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weight="bold" officeooo:rsid="002bcc67" officeooo:paragraph-rsid="002bcc67" style:font-weight-asian="bold" style:font-weight-complex="bold"/>
    </style:style>
    <style:style style:name="T1" style:family="text">
      <style:text-properties officeooo:rsid="00287b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0750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29296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329296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XPERIMENT-1</text:p>
      <text:p text:style-name="P26"/>
      <text:p text:style-name="P1">/*******************************************************************************/ </text:p>
      <text:p text:style-name="P1">/* Name of the Program<text:tab/>: <text:s text:c="2"/>interest.c<text:tab/><text:tab/><text:tab/> <text:s/><text:tab/><text:tab/><text:tab/><text:tab/><text:tab/> <text:s text:c="2"/>*/ </text:p>
      <text:p text:style-name="P1">/* Aim<text:tab/><text:tab/><text:tab/><text:tab/>: <text:s text:c="2"/><text:span text:style-name="T3">T</text:span>o calculate simple interest<text:tab/><text:tab/><text:tab/><text:tab/><text:tab/> <text:s text:c="2"/>*/ </text:p>
      <text:p text:style-name="P1">/* Author<text:tab/><text:tab/><text:tab/>: <text:s text:c="2"/>Varna Krishnan P E <text:s text:c="17"/><text:tab/><text:tab/><text:tab/><text:tab/><text:tab/> <text:s text:c="2"/>*/ </text:p>
      <text:p text:style-name="P1">/* Date Written<text:tab/><text:tab/>: <text:s text:c="2"/>29/08/2017<text:tab/><text:tab/><text:tab/><text:tab/><text:tab/><text:tab/><text:tab/><text:tab/> <text:s text:c="2"/>*/ </text:p>
      <text:p text:style-name="P4">/* Revision<text:tab/><text:tab/><text:tab/>: <text:s text:c="2"/><text:span text:style-name="T5">1</text:span><text:tab/><text:tab/><text:tab/><text:tab/><text:tab/><text:tab/><text:tab/><text:tab/><text:tab/> <text:s text:c="2"/>*/</text:p>
      <text:p text:style-name="P5"><text:s/>*******************************************************************************/</text:p>
      <text:p text:style-name="P5"/>
      <text:p text:style-name="P2">/*******************************************************************************/</text:p>
      <text:p text:style-name="P3">/* <text:span text:style-name="T2">PROGRAM:</text:span><text:tab/><text:tab/><text:tab/><text:tab/><text:tab/><text:tab/><text:tab/><text:tab/> <text:s text:c="9"/><text:tab/><text:tab/><text:tab/> <text:s text:c="2"/>*/</text:p>
      <text:p text:style-name="P1">/* si<text:tab/> <text:s text:c="9"/><text:tab/><text:tab/><text:tab/>: <text:s/>To store simple interest<text:tab/><text:tab/><text:tab/><text:tab/><text:tab/><text:tab/> <text:s text:c="2"/>*/ </text:p>
      <text:p text:style-name="P2">/*******************************************************************************/</text:p>
      <text:p text:style-name="P2"/>
      <text:p text:style-name="P1">#include&lt;stdio.h&gt; </text:p>
      <text:p text:style-name="P1">main() </text:p>
      <text:p text:style-name="P1">{ </text:p>
      <text:p text:style-name="P1"><text:tab/>double si; </text:p>
      <text:p text:style-name="P1"><text:tab/>printf("\n Principle amount:500000"); </text:p>
      <text:p text:style-name="P1"><text:tab/>printf("\n Rate of interest(in percent):8"); </text:p>
      <text:p text:style-name="P1"><text:tab/>printf("\n number of Period(in years):10"); </text:p>
      <text:p text:style-name="P1"><text:tab/>printf("\n --------------------------------"); </text:p>
      <text:p text:style-name="P1"><text:tab/>si=(500000*8*10)/100; </text:p>
      <text:p text:style-name="P1"><text:tab/>printf("\n Simple interest:%lf \n",si); </text:p>
      <text:p text:style-name="P1">} </text:p>
      <text:p text:style-name="P1"/>
      <text:p text:style-name="P2">/*******************************************************************************/</text:p>
      <text:p text:style-name="P2">/*<text:span text:style-name="T2"> </text:span><text:span text:style-name="T4">OUTPUT :<text:tab/></text:span><text:tab/><text:tab/><text:tab/><text:tab/><text:tab/><text:tab/><text:tab/><text:tab/><text:tab/><text:tab/><text:tab/> <text:s text:c="2"/>*/</text:p>
      <text:p text:style-name="P1">/* Principle amount:500000 <text:tab/><text:tab/><text:tab/><text:tab/><text:tab/><text:tab/><text:tab/><text:tab/><text:tab/><text:tab/> <text:s text:c="2"/>*/</text:p>
      <text:p text:style-name="P1">/* Rate of interest(in percent):8 <text:tab/><text:tab/><text:tab/><text:tab/><text:tab/><text:tab/><text:tab/><text:tab/><text:tab/> <text:s text:c="2"/>*/</text:p>
      <text:p text:style-name="P1">/* number of Period(in years):10 <text:tab/><text:tab/><text:tab/><text:tab/><text:tab/><text:tab/><text:tab/><text:tab/><text:tab/> <text:s text:c="2"/>*/</text:p>
      <text:p text:style-name="P1">/*--------------------------------------<text:tab/><text:tab/><text:tab/><text:tab/><text:tab/><text:tab/><text:tab/><text:tab/><text:tab/> <text:s text:c="2"/>*/ </text:p>
      <text:p text:style-name="P1">/* Simple interest:400000.000000 <text:tab/><text:tab/><text:tab/><text:tab/><text:tab/><text:tab/><text:tab/><text:tab/><text:tab/> <text:s text:c="2"/>*/</text:p>
      <text:p text:style-name="P2">/*******************************************************************************/</text:p>
      <text:p text:style-name="P1"/>
      <text:p text:style-name="P7"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7">EXPERIMENT</text:span><text:span text:style-name="T6"> -2</text:span> </text:p>
      <text:p text:style-name="P8"/>
      <text:p text:style-name="P6">/*******************************************************************************/ </text:p>
      <text:p text:style-name="P6">/* Name of the Program<text:tab/>: <text:s text:c="2"/>distance.c<text:tab/><text:tab/><text:tab/> <text:s/><text:tab/><text:tab/><text:tab/><text:tab/><text:tab/> <text:s text:c="2"/>*/ </text:p>
      <text:p text:style-name="P6">/* Aim<text:tab/><text:tab/><text:tab/><text:tab/>: <text:s text:c="2"/>Distance in inches to centimeter<text:tab/><text:tab/><text:tab/><text:tab/><text:tab/> <text:s text:c="2"/>*/ </text:p>
      <text:p text:style-name="P6">/* Author<text:tab/><text:tab/><text:tab/>: <text:s text:c="2"/>Varna Krishnan P E <text:s text:c="17"/><text:tab/><text:tab/><text:tab/><text:tab/><text:tab/> <text:s text:c="2"/>*/ </text:p>
      <text:p text:style-name="P6">/* Date Written<text:tab/><text:tab/>: <text:s text:c="2"/>29/08/2017<text:tab/><text:tab/><text:tab/><text:tab/><text:tab/><text:tab/><text:tab/><text:tab/> <text:s text:c="2"/>*/ </text:p>
      <text:p text:style-name="P6">/* Revision<text:tab/><text:tab/><text:tab/>: <text:s text:c="2"/><text:span text:style-name="T5">1</text:span><text:tab/><text:tab/><text:tab/><text:tab/><text:tab/><text:tab/><text:tab/><text:tab/><text:tab/> <text:s text:c="2"/>*/</text:p>
      <text:p text:style-name="P12">/*******************************************************************************/</text:p>
      <text:p text:style-name="P12"/>
      <text:p text:style-name="P9">/*******************************************************************************/</text:p>
      <text:p text:style-name="P10">/* <text:span text:style-name="T2">PROGRAM:</text:span><text:tab/><text:tab/><text:tab/><text:tab/><text:tab/><text:tab/><text:tab/><text:tab/><text:tab/><text:tab/> <text:s text:c="3"/><text:tab/> <text:s text:c="2"/>*/ </text:p>
      <text:p text:style-name="P6">/* cen<text:tab/><text:tab/><text:tab/><text:tab/>: <text:s text:c="2"/>To store centimeter value<text:tab/><text:tab/><text:tab/><text:tab/><text:tab/><text:tab/> <text:s text:c="2"/>*/ </text:p>
      <text:p text:style-name="P10">/* in <text:tab/><text:tab/><text:tab/><text:tab/>: <text:s text:c="2"/>To store inches value<text:tab/><text:tab/><text:tab/><text:tab/><text:tab/><text:tab/> <text:s text:c="2"/>*/</text:p>
      <text:p text:style-name="P12">/*******************************************************************************/</text:p>
      <text:p text:style-name="P12"><text:s/></text:p>
      <text:p text:style-name="P6">#include&lt;stdio.h&gt; </text:p>
      <text:p text:style-name="P6">main() </text:p>
      <text:p text:style-name="P6">{ </text:p>
      <text:p text:style-name="P6"><text:tab/>float cen,in; </text:p>
      <text:p text:style-name="P6"><text:tab/>printf("\n Enter the distance in inches:"); </text:p>
      <text:p text:style-name="P6"><text:tab/>scanf("%f",&amp;in); </text:p>
      <text:p text:style-name="P6"><text:tab/>cen=in*2.54; </text:p>
      <text:p text:style-name="P6"><text:tab/>printf("\n Distance in centimeter is %f \n",cen); </text:p>
      <text:p text:style-name="P6">} </text:p>
      <text:p text:style-name="P6"/>
      <text:p text:style-name="P11">/*******************************************************************************/</text:p>
      <text:p text:style-name="P6">/*OUTPUT <text:tab/><text:tab/><text:tab/><text:tab/></text:p>
      <text:p text:style-name="P6"><text:s/>Enter the distance in inches:23 </text:p>
      <text:p text:style-name="P6"/>
      <text:p text:style-name="P6"><text:s/>Distance in centimeter is 58.419998 </text:p>
      <text:p text:style-name="P6">*/</text:p>
      <text:p text:style-name="P13">/*******************************************************************************/</text:p>
      <text:p text:style-name="P6"/>
      <text:p text:style-name="P14"><text:tab/><text:tab/><text:tab/><text:tab/>//PROGRAM -<text:span text:style-name="T1">3</text:span> </text:p>
      <text:p text:style-name="P14">/****************************************************************/ </text:p>
      <text:p text:style-name="P14">/* Name of the Program<text:tab/>: <text:s text:c="2"/>temp.c<text:tab/><text:tab/><text:tab/> <text:s/><text:tab/>*/ </text:p>
      <text:p text:style-name="P14">/* Aim<text:tab/><text:tab/><text:tab/>: <text:s text:c="2"/>Fahrenheit to celsius<text:tab/><text:tab/>*/ </text:p>
      <text:p text:style-name="P14">/* Author<text:tab/><text:tab/>: <text:s text:c="2"/>Varna Krishnan P E <text:s text:c="17"/>*/ </text:p>
      <text:p text:style-name="P14">/* Date Written<text:tab/><text:tab/>: <text:s text:c="2"/>29/08/2017<text:tab/><text:tab/><text:tab/><text:tab/>*/ </text:p>
      <text:p text:style-name="P14">/* Revision<text:tab/><text:tab/>:<text:tab/><text:tab/><text:tab/><text:tab/><text:tab/>*/ </text:p>
      <text:p text:style-name="P14">/****************************************************************/ </text:p>
      <text:p text:style-name="P14"/>
      <text:p text:style-name="P14">/****************************************************************/ </text:p>
      <text:p text:style-name="P14">/* PROGRAM<text:tab/><text:tab/><text:tab/><text:tab/><text:tab/><text:tab/><text:tab/>*/ </text:p>
      <text:p text:style-name="P14">/* f<text:tab/><text:tab/><text:tab/>: to store fahrenheit<text:tab/><text:tab/><text:tab/>*/ </text:p>
      <text:p text:style-name="P14">/* c<text:tab/><text:tab/><text:tab/>: to store celsius<text:tab/><text:tab/><text:tab/>*/ </text:p>
      <text:p text:style-name="P14">#include&lt;stdio.h&gt; </text:p>
      <text:p text:style-name="P14">main() </text:p>
      <text:p text:style-name="P14">{ </text:p>
      <text:p text:style-name="P14">float f,c; </text:p>
      <text:p text:style-name="P14">printf("\n Enter the temperature in fahrenheit:"); </text:p>
      <text:p text:style-name="P14"><text:soft-page-break/>scanf("%f",&amp;f); </text:p>
      <text:p text:style-name="P14">c=((f-32)/9)*5; </text:p>
      <text:p text:style-name="P14">printf("\n Temperature in celsius is %f \n",c); </text:p>
      <text:p text:style-name="P14">} </text:p>
      <text:p text:style-name="P14">/* OUTPUT </text:p>
      <text:p text:style-name="P14"/>
      <text:p text:style-name="P14"><text:s/>Enter the temperature in fahrenheit:100 </text:p>
      <text:p text:style-name="P14"/>
      <text:p text:style-name="P14"><text:s/>Temperature in celsius is 37.777779 </text:p>
      <text:p text:style-name="P14">*/</text:p>
      <text:p text:style-name="P14"/>
      <text:p text:style-name="P15"><text:tab/><text:tab/><text:tab/><text:tab/>//PROGRAM -<text:span text:style-name="T1">4</text:span> </text:p>
      <text:p text:style-name="P15">/****************************************************************/ </text:p>
      <text:p text:style-name="P15">/* Name of the Program<text:tab/>: <text:s text:c="2"/>quadratic.c<text:tab/><text:tab/><text:tab/> <text:s/><text:tab/>*/ </text:p>
      <text:p text:style-name="P15">/* Aim<text:tab/><text:tab/><text:tab/>: <text:s text:c="2"/>to find solution for ax^2+bx+c=0<text:tab/>*/ </text:p>
      <text:p text:style-name="P15">/* Author<text:tab/><text:tab/>: <text:s text:c="2"/>Varna Krishnan P E <text:s text:c="17"/>*/ </text:p>
      <text:p text:style-name="P15">/* Date Written<text:tab/><text:tab/>: <text:s text:c="2"/>29/08/2017<text:tab/><text:tab/><text:tab/><text:tab/>*/ </text:p>
      <text:p text:style-name="P15">/* Revision<text:tab/><text:tab/>:<text:tab/><text:tab/><text:tab/><text:tab/><text:tab/>*/ </text:p>
      <text:p text:style-name="P15">/****************************************************************/ </text:p>
      <text:p text:style-name="P15"/>
      <text:p text:style-name="P15">/****************************************************************/ </text:p>
      <text:p text:style-name="P15">/* PROGRAM<text:tab/><text:tab/><text:tab/><text:tab/><text:tab/><text:tab/><text:tab/>*/ </text:p>
      <text:p text:style-name="P15">/* a<text:tab/><text:tab/><text:tab/>: to store x^2 co-efficient<text:tab/><text:tab/>*/ </text:p>
      <text:p text:style-name="P15">/* b<text:tab/><text:tab/><text:tab/>: to store x co-efficient<text:tab/><text:tab/>*/ </text:p>
      <text:p text:style-name="P15">/* c<text:tab/><text:tab/><text:tab/>: to store constant <text:tab/><text:tab/><text:tab/>*/ </text:p>
      <text:p text:style-name="P15">/* d<text:tab/><text:tab/><text:tab/>: to store discriminant<text:tab/><text:tab/><text:tab/>*/ </text:p>
      <text:p text:style-name="P15">/* x1<text:tab/><text:tab/><text:tab/>: to store solution<text:tab/><text:tab/><text:tab/>*/ </text:p>
      <text:p text:style-name="P15">/* x2<text:tab/><text:tab/><text:tab/>: to store solution<text:tab/><text:tab/><text:tab/>*/ </text:p>
      <text:p text:style-name="P15">#include&lt;stdio.h&gt; </text:p>
      <text:p text:style-name="P15">#include&lt;math.h&gt; </text:p>
      <text:p text:style-name="P15">main() </text:p>
      <text:p text:style-name="P15">{ </text:p>
      <text:p text:style-name="P15">float a,b,c,d,x1,x2; </text:p>
      <text:p text:style-name="P15">printf("\n enter the coefficient of x^2:"); </text:p>
      <text:p text:style-name="P15">scanf("%f",&amp;a); </text:p>
      <text:p text:style-name="P15">printf("\n enter the coefficient of x:"); </text:p>
      <text:p text:style-name="P15">scanf("%f",&amp;b); </text:p>
      <text:p text:style-name="P15">printf("\n enter the constant value:"); </text:p>
      <text:p text:style-name="P15">scanf("%f",&amp;c); </text:p>
      <text:p text:style-name="P15">d=(b*b)-(4*a*c); </text:p>
      <text:p text:style-name="P15">if(d&lt;0) </text:p>
      <text:p text:style-name="P15">{ </text:p>
      <text:p text:style-name="P15">printf("\n Roots are imaginary \n"); </text:p>
      <text:p text:style-name="P15">} </text:p>
      <text:p text:style-name="P15">else if(d==0) </text:p>
      <text:p text:style-name="P15">{ </text:p>
      <text:p text:style-name="P15">x1=(-1*b/(2*a)); </text:p>
      <text:p text:style-name="P15">printf("\n Roots are equal and solution is:%f \n",x1); </text:p>
      <text:p text:style-name="P15">} </text:p>
      <text:p text:style-name="P15">else </text:p>
      <text:p text:style-name="P15">{ </text:p>
      <text:p text:style-name="P15">x1=((-1*b+sqrt(d))/(2*a)); </text:p>
      <text:p text:style-name="P15"><text:soft-page-break/>x2=((-1*b-sqrt(d))/(2*a)); </text:p>
      <text:p text:style-name="P15">printf("\n Roots are distinct and solutions are:%f and %f \n",x1,x2); </text:p>
      <text:p text:style-name="P15">} </text:p>
      <text:p text:style-name="P15">} </text:p>
      <text:p text:style-name="P15">/*OUTPUT </text:p>
      <text:p text:style-name="P15"/>
      <text:p text:style-name="P15"><text:s/>Enter the temperature in fahrenheit:100 </text:p>
      <text:p text:style-name="P15"/>
      <text:p text:style-name="P15"><text:s/>Temperature in celsius is 37.777779 </text:p>
      <text:p text:style-name="P15">*/</text:p>
      <text:p text:style-name="P15"/>
      <text:p text:style-name="P16"><text:tab/>//PROGRAM - <text:span text:style-name="T1">5</text:span></text:p>
      <text:p text:style-name="P16">/*************************************************************************/ </text:p>
      <text:p text:style-name="P16">/* Name of the Program<text:tab/>: <text:s text:c="2"/>charconvert.c<text:tab/><text:tab/><text:tab/><text:tab/> */ </text:p>
      <text:p text:style-name="P16">/* Aim<text:tab/><text:tab/><text:tab/>: <text:s text:c="2"/>to convert character to ascii and vice versa */ </text:p>
      <text:p text:style-name="P16">/* Author<text:tab/><text:tab/>: <text:s text:c="2"/>Varna Krishnan P E <text:s text:c="18"/><text:tab/> */ </text:p>
      <text:p text:style-name="P16">/* Date Written<text:tab/><text:tab/>: <text:s text:c="2"/>29/08/2017<text:tab/><text:tab/><text:tab/><text:tab/> <text:tab/> */ </text:p>
      <text:p text:style-name="P16">/* Revision<text:tab/><text:tab/>:<text:tab/><text:tab/><text:tab/><text:tab/><text:tab/> <text:tab/> */ </text:p>
      <text:p text:style-name="P16">/*************************************************************************/ </text:p>
      <text:p text:style-name="P16"/>
      <text:p text:style-name="P16">/*************************************************************************/ </text:p>
      <text:p text:style-name="P16">/* PROGRAM<text:tab/><text:tab/><text:tab/><text:tab/><text:tab/><text:tab/><text:tab/><text:tab/> */ </text:p>
      <text:p text:style-name="P16">/* s<text:tab/><text:tab/><text:tab/>: to store optional value<text:tab/><text:tab/><text:tab/> */ </text:p>
      <text:p text:style-name="P16">/* ch<text:tab/><text:tab/><text:tab/>: to store character <text:tab/><text:tab/><text:tab/><text:tab/> */ </text:p>
      <text:p text:style-name="P16">/* val<text:tab/><text:tab/><text:tab/>: to store ascii value<text:tab/><text:tab/><text:tab/><text:tab/> */ </text:p>
      <text:p text:style-name="P16">#include&lt;stdio.h&gt; </text:p>
      <text:p text:style-name="P16">main() </text:p>
      <text:p text:style-name="P16">{ </text:p>
      <text:p text:style-name="P16">int s; </text:p>
      <text:p text:style-name="P16">char ch; </text:p>
      <text:p text:style-name="P16">int val; </text:p>
      <text:p text:style-name="P16">printf("\n 1.ascii code to character \n 2.character to ascii code \n"); </text:p>
      <text:p text:style-name="P16">printf("\n choose any option \n"); </text:p>
      <text:p text:style-name="P16">scanf("%d",&amp;s); </text:p>
      <text:p text:style-name="P16">if(s==1) </text:p>
      <text:p text:style-name="P16">{ </text:p>
      <text:p text:style-name="P16">printf("\n enter ascii code:"); </text:p>
      <text:p text:style-name="P16">scanf("%d",&amp;val); </text:p>
      <text:p text:style-name="P16">printf("\n character is: %c \n",val); </text:p>
      <text:p text:style-name="P16">} </text:p>
      <text:p text:style-name="P16">else </text:p>
      <text:p text:style-name="P16">{ </text:p>
      <text:p text:style-name="P16">printf("\n enter character:"); </text:p>
      <text:p text:style-name="P16">scanf("%s",&amp;ch); </text:p>
      <text:p text:style-name="P16">printf("\n character is:%d \n",ch); </text:p>
      <text:p text:style-name="P16">} </text:p>
      <text:p text:style-name="P16">} </text:p>
      <text:p text:style-name="P16">/* </text:p>
      <text:p text:style-name="P16">OUTPUT </text:p>
      <text:p text:style-name="P16"><text:s/>1.ascii code to character </text:p>
      <text:p text:style-name="P16"><text:s/>2.character to ascii code </text:p>
      <text:p text:style-name="P16"/>
      <text:p text:style-name="P16"><text:soft-page-break/><text:s/>choose any option </text:p>
      <text:p text:style-name="P16">1 </text:p>
      <text:p text:style-name="P16"/>
      <text:p text:style-name="P16"><text:s/>enter ascii code:70 </text:p>
      <text:p text:style-name="P16"/>
      <text:p text:style-name="P16"><text:s/>character is: F </text:p>
      <text:p text:style-name="P16"/>
      <text:p text:style-name="P16">*/</text:p>
      <text:p text:style-name="P16"/>
      <text:p text:style-name="P17"><text:tab/>//PROGRAM - 6 </text:p>
      <text:p text:style-name="P17">/**************************************************************************/ </text:p>
      <text:p text:style-name="P17">/* Name of the Program<text:tab/>: <text:s text:c="2"/>case.c<text:tab/><text:tab/><text:tab/><text:tab/> <text:tab/> <text:s/>*/ </text:p>
      <text:p text:style-name="P17">/* Aim<text:tab/><text:tab/><text:tab/>: <text:s text:c="2"/>convert to upper case to lower and vise versa */ </text:p>
      <text:p text:style-name="P17">/* Author<text:tab/><text:tab/>: <text:s text:c="2"/>Varna Krishnan P E <text:s text:c="18"/><text:tab/> <text:s/>*/ </text:p>
      <text:p text:style-name="P17">/* Date Written<text:tab/><text:tab/>: <text:s text:c="2"/>29/08/2017<text:tab/><text:tab/><text:tab/><text:tab/> <text:s text:c="3"/><text:tab/> <text:s/>*/ </text:p>
      <text:p text:style-name="P17">/* Revision<text:tab/><text:tab/>:<text:tab/><text:tab/><text:tab/><text:tab/><text:tab/> <text:tab/> <text:s/>*/ </text:p>
      <text:p text:style-name="P17">/*****************************************************************/ </text:p>
      <text:p text:style-name="P17"/>
      <text:p text:style-name="P17">/*****************************************************************/ </text:p>
      <text:p text:style-name="P17">/* PROGRAM<text:tab/><text:tab/><text:tab/><text:tab/><text:tab/><text:tab/><text:tab/> */ </text:p>
      <text:p text:style-name="P17">/* s<text:tab/><text:tab/><text:tab/>: to store optional value<text:tab/><text:tab/> */ </text:p>
      <text:p text:style-name="P17">/* ch<text:tab/><text:tab/><text:tab/>: to store upper case<text:tab/><text:tab/><text:tab/> */ </text:p>
      <text:p text:style-name="P17">/* ch1<text:tab/><text:tab/><text:tab/>: to store lower case<text:tab/><text:tab/><text:tab/> */ </text:p>
      <text:p text:style-name="P17">#include&lt;stdio.h&gt; </text:p>
      <text:p text:style-name="P17">main() </text:p>
      <text:p text:style-name="P17">{ </text:p>
      <text:p text:style-name="P17">int s; </text:p>
      <text:p text:style-name="P17">char ch,ch1; </text:p>
      <text:p text:style-name="P17"/>
      <text:p text:style-name="P17">printf("\n 1.upper case to lower case \n 2.lower case to upper case \n"); </text:p>
      <text:p text:style-name="P17">printf("\n choose any option \n"); </text:p>
      <text:p text:style-name="P17">scanf("%d",&amp;s); </text:p>
      <text:p text:style-name="P17">if(s==1) </text:p>
      <text:p text:style-name="P17">{ </text:p>
      <text:p text:style-name="P17">printf("\n enter upper case:"); </text:p>
      <text:p text:style-name="P17">scanf("%s",&amp;ch); </text:p>
      <text:p text:style-name="P17">ch1=ch+32; </text:p>
      <text:p text:style-name="P17">printf("\n Lower case is: %c \n",ch1); </text:p>
      <text:p text:style-name="P17">} </text:p>
      <text:p text:style-name="P17">else </text:p>
      <text:p text:style-name="P17">{ </text:p>
      <text:p text:style-name="P17">printf("\n enter lower case:"); </text:p>
      <text:p text:style-name="P17">scanf("%s",&amp;ch); </text:p>
      <text:p text:style-name="P17">ch1=ch-32; </text:p>
      <text:p text:style-name="P17">printf("\n upper case is: %c \n",ch1); </text:p>
      <text:p text:style-name="P17">} </text:p>
      <text:p text:style-name="P17">} </text:p>
      <text:p text:style-name="P17">/* </text:p>
      <text:p text:style-name="P17">OUTPUT </text:p>
      <text:p text:style-name="P17"><text:s/>1.upper case to lower case </text:p>
      <text:p text:style-name="P17"><text:s/>2.lower case to upper case </text:p>
      <text:p text:style-name="P17"/>
      <text:p text:style-name="P17"><text:soft-page-break/><text:s/>choose any option </text:p>
      <text:p text:style-name="P17">1 </text:p>
      <text:p text:style-name="P17"/>
      <text:p text:style-name="P17"><text:s/>enter upper case:A </text:p>
      <text:p text:style-name="P17"/>
      <text:p text:style-name="P17"><text:s/>Lower case is: a </text:p>
      <text:p text:style-name="P17">*/</text:p>
      <text:p text:style-name="P17"/>
      <text:p text:style-name="P18"><text:tab/>//PROGRAM - 7 </text:p>
      <text:p text:style-name="P18">/****************************************************************/ </text:p>
      <text:p text:style-name="P18">/* Name of the Program<text:tab/>: <text:s text:c="2"/>cy1q7.c<text:tab/><text:tab/><text:tab/><text:tab/>*/ </text:p>
      <text:p text:style-name="P18">/* Aim<text:tab/><text:tab/><text:tab/>: <text:s text:c="2"/>swap two numbers<text:tab/><text:tab/> <text:s text:c="7"/>*/ </text:p>
      <text:p text:style-name="P18">/* Author<text:tab/><text:tab/>: <text:s text:c="2"/>Varna Krishnan P E <text:s text:c="17"/>*/ </text:p>
      <text:p text:style-name="P18">/* Date Written<text:tab/><text:tab/>: <text:s text:c="2"/>29/08/2017<text:tab/><text:tab/><text:tab/><text:tab/>*/ </text:p>
      <text:p text:style-name="P18">/* Revision<text:tab/><text:tab/>:<text:tab/><text:tab/><text:tab/><text:tab/><text:tab/>*/ </text:p>
      <text:p text:style-name="P18">/****************************************************************/ </text:p>
      <text:p text:style-name="P18"/>
      <text:p text:style-name="P18">/****************************************************************/ </text:p>
      <text:p text:style-name="P18">/* PROGRAM<text:tab/><text:tab/><text:tab/><text:tab/><text:tab/><text:tab/><text:tab/>*/ </text:p>
      <text:p text:style-name="P18">/* a <text:s text:c="19"/>: <text:s text:c="2"/>to store 1st value <text:s text:c="14"/><text:tab/>*/ </text:p>
      <text:p text:style-name="P18">/* b <text:s text:c="19"/>: <text:s text:c="2"/>to store 2nd value<text:tab/> <text:s text:c="15"/>*/ </text:p>
      <text:p text:style-name="P18">/* t<text:tab/><text:tab/><text:tab/>: <text:s text:c="2"/>to store temparory value<text:tab/><text:tab/>*/ </text:p>
      <text:p text:style-name="P18"/>
      <text:p text:style-name="P18">#include&lt;stdio.h&gt; </text:p>
      <text:p text:style-name="P18">main() </text:p>
      <text:p text:style-name="P18">{ </text:p>
      <text:p text:style-name="P18">int a,b,t; </text:p>
      <text:p text:style-name="P18">printf("\n Enter two numbers:"); </text:p>
      <text:p text:style-name="P18">scanf("%d%d",&amp;a,&amp;b); </text:p>
      <text:p text:style-name="P18">printf("\n numbers before swap %d ,%d \n",a,b); </text:p>
      <text:p text:style-name="P18">t=a; </text:p>
      <text:p text:style-name="P18">a=b; </text:p>
      <text:p text:style-name="P18">b=t; </text:p>
      <text:p text:style-name="P18">printf("\n numbers after swap %d ,%d \n",a,b); </text:p>
      <text:p text:style-name="P18">} </text:p>
      <text:p text:style-name="P18">/* </text:p>
      <text:p text:style-name="P18">OUTPUT </text:p>
      <text:p text:style-name="P18"><text:s/>Enter two numbers:6 4 </text:p>
      <text:p text:style-name="P18"/>
      <text:p text:style-name="P18"><text:s/>numbers before swap 6 ,4 </text:p>
      <text:p text:style-name="P18"/>
      <text:p text:style-name="P18"><text:s/>numbers after swap 4 ,6 </text:p>
      <text:p text:style-name="P18">*/</text:p>
      <text:p text:style-name="P18"/>
      <text:p text:style-name="P19">// Progess sheet </text:p>
      <text:p text:style-name="P19"><text:tab/><text:tab/><text:tab/><text:tab/>//PROGRAM - 8 </text:p>
      <text:p text:style-name="P19">/****************************************************************/ </text:p>
      <text:p text:style-name="P19">/* Name of the Program<text:tab/>: <text:s text:c="2"/>cy1q8.c<text:tab/><text:tab/><text:tab/> <text:s/><text:tab/>*/ </text:p>
      <text:p text:style-name="P19">/* Aim<text:tab/><text:tab/><text:tab/>: <text:s text:c="2"/>Progress sheet<text:tab/><text:tab/><text:tab/>*/ </text:p>
      <text:p text:style-name="P19">/* Author<text:tab/><text:tab/>: <text:s text:c="2"/>Varna Krishnan P E <text:s text:c="17"/>*/ </text:p>
      <text:p text:style-name="P19">/* Date Written<text:tab/><text:tab/>: <text:s text:c="2"/>19/09/2017<text:tab/><text:tab/><text:tab/><text:tab/>*/ </text:p>
      <text:p text:style-name="P19">/* Revision<text:tab/><text:tab/>:<text:tab/><text:tab/><text:tab/><text:tab/><text:tab/>*/ </text:p>
      <text:p text:style-name="P19"><text:soft-page-break/>/****************************************************************/ </text:p>
      <text:p text:style-name="P19"/>
      <text:p text:style-name="P19">/****************************************************************/ </text:p>
      <text:p text:style-name="P19">/* PROGRAM<text:tab/><text:tab/><text:tab/><text:tab/><text:tab/><text:tab/><text:tab/>*/ </text:p>
      <text:p text:style-name="P19">/* name[10]<text:tab/><text:tab/>: to store name of student<text:tab/><text:tab/>*/ </text:p>
      <text:p text:style-name="P19">/* add[10]<text:tab/><text:tab/>: to store address<text:tab/><text:tab/><text:tab/>*/ </text:p>
      <text:p text:style-name="P19">/* sub1[10]<text:tab/><text:tab/>: to store series 1 marks<text:tab/><text:tab/>*/ </text:p>
      <text:p text:style-name="P19">/* sub12[10]<text:tab/><text:tab/>: to store series 2 marks<text:tab/><text:tab/>*/ </text:p>
      <text:p text:style-name="P19">/* ass<text:tab/><text:tab/><text:tab/>: to store assignment marks<text:tab/><text:tab/>*/ </text:p>
      <text:p text:style-name="P19">/* total[10]<text:tab/><text:tab/>: to store total marks<text:tab/><text:tab/><text:tab/>*/ </text:p>
      <text:p text:style-name="P19"/>
      <text:p text:style-name="P19">#include&lt;stdio.h&gt; </text:p>
      <text:p text:style-name="P19">main() </text:p>
      <text:p text:style-name="P19">{ </text:p>
      <text:p text:style-name="P19">int i; </text:p>
      <text:p text:style-name="P19">char name[10], add[10]; </text:p>
      <text:p text:style-name="P19">int sub1[10],sub2[10],asg[10],total[10],total1[10]; </text:p>
      <text:p text:style-name="P19">printf("\n Enter the name:"); </text:p>
      <text:p text:style-name="P19">scanf("%s",name); </text:p>
      <text:p text:style-name="P19">printf("\n Enter the address:"); </text:p>
      <text:p text:style-name="P19">scanf("%s",add); </text:p>
      <text:p text:style-name="P19">//1st series </text:p>
      <text:p text:style-name="P19">printf("\n enter the marks for 1st series(out of 50):"); </text:p>
      <text:p text:style-name="P19">for(i=0;i&lt;4;i++) </text:p>
      <text:p text:style-name="P19">{ </text:p>
      <text:p text:style-name="P19"><text:tab/>printf("\n subject %d :",i+1); </text:p>
      <text:p text:style-name="P19"><text:tab/>scanf("%d",&amp;sub1[i]); </text:p>
      <text:p text:style-name="P19"/>
      <text:p text:style-name="P19">} </text:p>
      <text:p text:style-name="P19">//2nd series </text:p>
      <text:p text:style-name="P19">printf("\n enter the marks for 2nd series(out of 50):"); </text:p>
      <text:p text:style-name="P19">for(i=0;i&lt;4;i++) </text:p>
      <text:p text:style-name="P19">{ </text:p>
      <text:p text:style-name="P19"><text:tab/>printf("\n subject %d :",i+1); </text:p>
      <text:p text:style-name="P19"><text:tab/>scanf("%d",&amp;sub2[i]); </text:p>
      <text:p text:style-name="P19"/>
      <text:p text:style-name="P19">} </text:p>
      <text:p text:style-name="P19">// assignment </text:p>
      <text:p text:style-name="P19">printf("\n enter the markes for assignment for each subject:"); </text:p>
      <text:p text:style-name="P19">for(i=0;i&lt;4;i++) </text:p>
      <text:p text:style-name="P19">{ </text:p>
      <text:p text:style-name="P19"><text:tab/>printf("\n subject %d :",i+1); </text:p>
      <text:p text:style-name="P19"><text:tab/>scanf("%d",&amp;asg[i]); </text:p>
      <text:p text:style-name="P19">} </text:p>
      <text:p text:style-name="P19">for(i=0;i&lt;4;i++) </text:p>
      <text:p text:style-name="P19"><text:tab/>total[i]=sub1[i]+sub2[i]+asg[i]; </text:p>
      <text:p text:style-name="P19">for(i=0;i&lt;4;i++) </text:p>
      <text:p text:style-name="P19"><text:tab/>total1[i]=(sub1[i]*15)/50+(sub2[i]*15)/50+asg[i]; </text:p>
      <text:p text:style-name="P19"/>
      <text:p text:style-name="P19">printf("\n----------------Progress sheet-----------------\n"); </text:p>
      <text:p text:style-name="P19">printf("\n Name : %s ",name); </text:p>
      <text:p text:style-name="P19"/>
      <text:p text:style-name="P19"><text:soft-page-break/>printf("\n Address: %s ",add); </text:p>
      <text:p text:style-name="P19">puts(add); </text:p>
      <text:p text:style-name="P19"/>
      <text:p text:style-name="P19">printf("\n\t\t <text:s/>subject1 <text:s/>subject2 <text:s/>subject3 <text:s/>subject4"); </text:p>
      <text:p text:style-name="P19">printf("\n \n1st series <text:tab/>:"); </text:p>
      <text:p text:style-name="P19">for(i=0;i&lt;4;i++) </text:p>
      <text:p text:style-name="P19"><text:tab/>printf("\t%d <text:s/>",sub1[i]); </text:p>
      <text:p text:style-name="P19"><text:tab/>printf("\n2nd series <text:tab/>:"); </text:p>
      <text:p text:style-name="P19">for(i=0;i&lt;4;i++) </text:p>
      <text:p text:style-name="P19"><text:tab/>printf("\t%d <text:s/>",sub2[i]); </text:p>
      <text:p text:style-name="P19"><text:tab/>printf("\nAssignment<text:tab/>:"); </text:p>
      <text:p text:style-name="P19">for(i=0;i&lt;4;i++) </text:p>
      <text:p text:style-name="P19"><text:tab/>printf("\t%d <text:s/>",asg[i]); </text:p>
      <text:p text:style-name="P19"><text:tab/>printf("\nTotal(out of 60):"); </text:p>
      <text:p text:style-name="P19">for(i=0;i&lt;4;i++) </text:p>
      <text:p text:style-name="P19"><text:tab/>printf("\t%d <text:s/>",total[i]); </text:p>
      <text:p text:style-name="P19"><text:tab/>printf("\n"); </text:p>
      <text:p text:style-name="P19"><text:tab/>printf("\nTotal(out of 40):"); </text:p>
      <text:p text:style-name="P19">for(i=0;i&lt;4;i++) </text:p>
      <text:p text:style-name="P19"><text:tab/>printf("\t%d <text:s/>",total1[i]); </text:p>
      <text:p text:style-name="P19"><text:s text:c="2"/>printf("\n\n"); </text:p>
      <text:p text:style-name="P19">} </text:p>
      <text:p text:style-name="P19">/* </text:p>
      <text:p text:style-name="P19">output </text:p>
      <text:p text:style-name="P19"><text:tab/></text:p>
      <text:p text:style-name="P19"/>
      <text:p text:style-name="P19"/>
      <text:p text:style-name="P19">Enter the name:varna </text:p>
      <text:p text:style-name="P19"/>
      <text:p text:style-name="P19"><text:s/>Enter the address:qwer </text:p>
      <text:p text:style-name="P19"/>
      <text:p text:style-name="P19"><text:s/>enter the marks for 1st series(out of 50): </text:p>
      <text:p text:style-name="P19"><text:s/>subject 1 :44 </text:p>
      <text:p text:style-name="P19"/>
      <text:p text:style-name="P19"><text:s/>subject 2 :44 </text:p>
      <text:p text:style-name="P19"/>
      <text:p text:style-name="P19"><text:s/>subject 3 :44 </text:p>
      <text:p text:style-name="P19"/>
      <text:p text:style-name="P19"><text:s/>subject 4 :44 </text:p>
      <text:p text:style-name="P19"/>
      <text:p text:style-name="P19"><text:s/>enter the marks for 2nd series(out of 50): </text:p>
      <text:p text:style-name="P19"><text:s/>subject 1 :44 </text:p>
      <text:p text:style-name="P19"/>
      <text:p text:style-name="P19"><text:s/>subject 2 :44 </text:p>
      <text:p text:style-name="P19"/>
      <text:p text:style-name="P19"><text:s/>subject 3 :44 </text:p>
      <text:p text:style-name="P19"/>
      <text:p text:style-name="P19"><text:s/>subject 4 :44 </text:p>
      <text:p text:style-name="P19"/>
      <text:p text:style-name="P19"><text:s/>enter the markes for assignment for each subject: </text:p>
      <text:p text:style-name="P19"><text:s/>subject 1 :6 </text:p>
      <text:p text:style-name="P19"/>
      <text:p text:style-name="P19"><text:soft-page-break/><text:s/>subject 2 :6 </text:p>
      <text:p text:style-name="P19"/>
      <text:p text:style-name="P19"><text:s/>subject 3 :6 </text:p>
      <text:p text:style-name="P19"/>
      <text:p text:style-name="P19"><text:s/>subject 4 :6 </text:p>
      <text:p text:style-name="P19"/>
      <text:p text:style-name="P19">----------------Progress sheet----------------- </text:p>
      <text:p text:style-name="P19"/>
      <text:p text:style-name="P19"><text:s/>Name : varna </text:p>
      <text:p text:style-name="P19"><text:s/>Address: qwer qwer </text:p>
      <text:p text:style-name="P19"/>
      <text:p text:style-name="P19"><text:tab/><text:tab/> <text:s/>subject1 <text:s/>subject2 <text:s/>subject3 <text:s/>subject4 </text:p>
      <text:p text:style-name="P19"><text:s/></text:p>
      <text:p text:style-name="P19">1st series <text:tab/>:<text:tab/>44 <text:s/><text:tab/>44 <text:s/><text:tab/>44 <text:s/><text:tab/>44 <text:s/></text:p>
      <text:p text:style-name="P19">2nd series <text:tab/>:<text:tab/>44 <text:s/><text:tab/>44 <text:s/><text:tab/>44 <text:s/><text:tab/>44 <text:s/></text:p>
      <text:p text:style-name="P19">Assignment<text:tab/>:<text:tab/>6 <text:s/><text:tab/>6 <text:s/><text:tab/>6 <text:s/><text:tab/>6 <text:s/></text:p>
      <text:p text:style-name="P19">Total(out of 60):<text:tab/>94 <text:s/><text:tab/>94 <text:s/><text:tab/>94 <text:s/><text:tab/>94 <text:s/></text:p>
      <text:p text:style-name="P19"/>
      <text:p text:style-name="P19">Total(out of 40):<text:tab/>32 <text:s/><text:tab/>32 <text:s/><text:tab/>32 <text:s/><text:tab/>32 <text:s/></text:p>
      <text:p text:style-name="P19"/>
      <text:p text:style-name="P19">*/</text:p>
      <text:p text:style-name="P19"/>
      <text:p text:style-name="P20"><text:tab/><text:tab/><text:tab/><text:tab/></text:p>
      <text:p text:style-name="P20"/>
      <text:p text:style-name="P20"/>
      <text:p text:style-name="P20">//PROGRAM - 1 </text:p>
      <text:p text:style-name="P21">/****************************************************************/ </text:p>
      <text:p text:style-name="P21">/* Name of the Program<text:tab/>: <text:s text:c="2"/>numeric.c<text:tab/><text:tab/><text:tab/> <text:s/><text:tab/>*/ </text:p>
      <text:p text:style-name="P21">/* Aim<text:tab/><text:tab/><text:tab/>: <text:s text:c="2"/>To find square,cube and sqaure root */ </text:p>
      <text:p text:style-name="P21">/* Author<text:tab/><text:tab/>: <text:s text:c="2"/>Varna Krishnan P E <text:s text:c="17"/>*/ </text:p>
      <text:p text:style-name="P21">/* Date Written<text:tab/><text:tab/>: <text:s text:c="2"/>22/09/2017<text:tab/><text:tab/><text:tab/><text:tab/>*/ </text:p>
      <text:p text:style-name="P21">/* Revision<text:tab/><text:tab/>:<text:tab/><text:tab/><text:tab/><text:tab/><text:tab/>*/ </text:p>
      <text:p text:style-name="P21">/****************************************************************/ </text:p>
      <text:p text:style-name="P21"/>
      <text:p text:style-name="P21">/****************************************************************/ </text:p>
      <text:p text:style-name="P21">/* PROGRAM<text:tab/><text:tab/><text:tab/><text:tab/><text:tab/><text:tab/><text:tab/>*/ </text:p>
      <text:p text:style-name="P21">/* n<text:tab/><text:tab/><text:tab/>: <text:s text:c="2"/>to store limit of the number <text:s text:c="7"/>*/ </text:p>
      <text:p text:style-name="P21">/* i<text:tab/><text:tab/><text:tab/>: <text:s text:c="2"/>increament variable <text:s text:c="16"/>*/ </text:p>
      <text:p text:style-name="P21">#include&lt;stdio.h&gt; </text:p>
      <text:p text:style-name="P21">#include&lt;math.h&gt; </text:p>
      <text:p text:style-name="P21">main() </text:p>
      <text:p text:style-name="P21">{ </text:p>
      <text:p text:style-name="P21"><text:s/>int n,i; </text:p>
      <text:p text:style-name="P21"/>
      <text:p text:style-name="P21"><text:s/>printf("\n Enter the number limit:"); </text:p>
      <text:p text:style-name="P21"><text:s/>scanf("%d",&amp;n); </text:p>
      <text:p text:style-name="P21"><text:s/>printf("\n Number\tSquare\tCube\tSquare root\n"); </text:p>
      <text:p text:style-name="P21"><text:s/>for(i=1;i&lt;=n;i++) </text:p>
      <text:p text:style-name="P21"><text:s/>{ </text:p>
      <text:p text:style-name="P21"><text:tab/> </text:p>
      <text:p text:style-name="P21"><text:tab/>printf("\n <text:s/>%d <text:s/>\t <text:s/>%d <text:s/>\t <text:s/>%d <text:s text:c="2"/>\t <text:s text:c="2"/>%.3f",i,i*i,i*i*i,sqrt(i)); </text:p>
      <text:p text:style-name="P21"><text:s/>} </text:p>
      <text:p text:style-name="P21"><text:soft-page-break/><text:s/>printf("\n"); </text:p>
      <text:p text:style-name="P21">} </text:p>
      <text:p text:style-name="P21">/* </text:p>
      <text:p text:style-name="P21">output </text:p>
      <text:p text:style-name="P21"><text:s/>Enter the number limit:5 </text:p>
      <text:p text:style-name="P21"/>
      <text:p text:style-name="P21"><text:s/>Number<text:tab/>Square<text:tab/>Cube<text:tab/>Square root </text:p>
      <text:p text:style-name="P21"/>
      <text:p text:style-name="P21"><text:s text:c="2"/>1 <text:s/><text:tab/> <text:s/>1 <text:s/><text:tab/> <text:s/>1 <text:s text:c="2"/><text:tab/> <text:s text:c="2"/>1.000 </text:p>
      <text:p text:style-name="P21"><text:s text:c="2"/>2 <text:s/><text:tab/> <text:s/>4 <text:s/><text:tab/> <text:s/>8 <text:s text:c="2"/><text:tab/> <text:s text:c="2"/>1.414 </text:p>
      <text:p text:style-name="P21"><text:s text:c="2"/>3 <text:s/><text:tab/> <text:s/>9 <text:s/><text:tab/> <text:s/>27 <text:s text:c="2"/><text:tab/> <text:s text:c="2"/>1.732 </text:p>
      <text:p text:style-name="P21"><text:s text:c="2"/>4 <text:s/><text:tab/> <text:s/>16 <text:s/><text:tab/> <text:s/>64 <text:s text:c="2"/><text:tab/> <text:s text:c="2"/>2.000 </text:p>
      <text:p text:style-name="P21"><text:s text:c="2"/>5 <text:s/><text:tab/> <text:s/>25 <text:s/><text:tab/> <text:s/>125 <text:s text:c="5"/>2.236 </text:p>
      <text:p text:style-name="P21">*/</text:p>
      <text:p text:style-name="P21"/>
      <text:p text:style-name="P22"><text:tab/><text:tab/><text:tab/><text:tab/>//PROGRAM - 2 </text:p>
      <text:p text:style-name="P22">/****************************************************************/ </text:p>
      <text:p text:style-name="P22">/* Name of the Program<text:tab/>: <text:s text:c="2"/>sign.c<text:tab/><text:tab/><text:tab/> <text:s/><text:tab/>*/ </text:p>
      <text:p text:style-name="P22">/* Aim<text:tab/><text:tab/><text:tab/>: <text:s text:c="2"/>To check sign of given number <text:s text:c="6"/>*/ </text:p>
      <text:p text:style-name="P22">/* Author<text:tab/><text:tab/>: <text:s text:c="2"/>Varna Krishnan P E <text:s text:c="17"/>*/ </text:p>
      <text:p text:style-name="P22">/* Date Written<text:tab/><text:tab/>: <text:s text:c="2"/>22/09/2017<text:tab/><text:tab/><text:tab/><text:tab/>*/ </text:p>
      <text:p text:style-name="P22">/* Revision<text:tab/><text:tab/>:<text:tab/><text:tab/><text:tab/><text:tab/><text:tab/>*/ </text:p>
      <text:p text:style-name="P22">/****************************************************************/ </text:p>
      <text:p text:style-name="P22"/>
      <text:p text:style-name="P22">/****************************************************************/ </text:p>
      <text:p text:style-name="P22">/* PROGRAM<text:tab/><text:tab/><text:tab/><text:tab/><text:tab/><text:tab/><text:tab/>*/ </text:p>
      <text:p text:style-name="P22">/* ch[] <text:s text:c="16"/>: <text:s text:c="2"/>to store exit variable <text:s text:c="13"/>*/ </text:p>
      <text:p text:style-name="P22">/* n <text:s text:c="19"/>: <text:s text:c="2"/>to store integer value <text:s text:c="13"/>*/ </text:p>
      <text:p text:style-name="P22"/>
      <text:p text:style-name="P22">#include&lt;stdio.h&gt; </text:p>
      <text:p text:style-name="P22">main() </text:p>
      <text:p text:style-name="P22">{ </text:p>
      <text:p text:style-name="P22">char ch[2]; </text:p>
      <text:p text:style-name="P22">int n; </text:p>
      <text:p text:style-name="P22"><text:s/>do </text:p>
      <text:p text:style-name="P22"><text:s/>{ </text:p>
      <text:p text:style-name="P22"><text:tab/>printf("\n Enter a number:"); </text:p>
      <text:p text:style-name="P22"><text:tab/>scanf("%d",&amp;n); </text:p>
      <text:p text:style-name="P22"><text:tab/>if(n&lt;0) </text:p>
      <text:p text:style-name="P22"><text:tab/>{ </text:p>
      <text:p text:style-name="P22"><text:tab/><text:tab/>printf("\n %d is negative",n); </text:p>
      <text:p text:style-name="P22"><text:tab/>} </text:p>
      <text:p text:style-name="P22"><text:tab/>else if(n==0) </text:p>
      <text:p text:style-name="P22"><text:tab/>{ </text:p>
      <text:p text:style-name="P22"><text:tab/><text:tab/>printf("\n number is zero"); </text:p>
      <text:p text:style-name="P22"><text:tab/>} </text:p>
      <text:p text:style-name="P22"><text:tab/>else </text:p>
      <text:p text:style-name="P22"><text:tab/>{ </text:p>
      <text:p text:style-name="P22"><text:tab/><text:tab/>printf("\n %d is positive",n); </text:p>
      <text:p text:style-name="P22"><text:tab/>} </text:p>
      <text:p text:style-name="P22"><text:s/>printf("\n Press X to exit or else press any key:"); </text:p>
      <text:p text:style-name="P22"><text:s/>scanf("%s",ch); </text:p>
      <text:p text:style-name="P22"><text:soft-page-break/><text:s/>} </text:p>
      <text:p text:style-name="P22"><text:s/>while(ch[0]!='X'); </text:p>
      <text:p text:style-name="P22">} </text:p>
      <text:p text:style-name="P22"/>
      <text:p text:style-name="P22">/* </text:p>
      <text:p text:style-name="P22">output </text:p>
      <text:p text:style-name="P22">Enter a number:-9 </text:p>
      <text:p text:style-name="P22">-9 is negative </text:p>
      <text:p text:style-name="P22">Press X to exit or else press any key:X </text:p>
      <text:p text:style-name="P22"/>
      <text:p text:style-name="P22">*/</text:p>
      <text:p text:style-name="P22"/>
      <text:p text:style-name="P23"><text:tab/><text:tab/><text:tab/><text:tab/>//PROGRAM - 3 </text:p>
      <text:p text:style-name="P23">/****************************************************************/ </text:p>
      <text:p text:style-name="P23">/* Name of the Program<text:tab/>: <text:s text:c="2"/>calculator.c<text:tab/><text:tab/><text:tab/>*/ </text:p>
      <text:p text:style-name="P23">/* Aim<text:tab/><text:tab/><text:tab/>: <text:s text:c="2"/>To implement calculator <text:s text:c="12"/>*/ </text:p>
      <text:p text:style-name="P23">/* Author<text:tab/><text:tab/>: <text:s text:c="2"/>Varna Krishnan P E <text:s text:c="17"/>*/ </text:p>
      <text:p text:style-name="P23">/* Date Written<text:tab/><text:tab/>: <text:s text:c="2"/>22/09/2017<text:tab/><text:tab/><text:tab/><text:tab/>*/ </text:p>
      <text:p text:style-name="P23">/* Revision<text:tab/><text:tab/>:<text:tab/><text:tab/><text:tab/><text:tab/><text:tab/>*/ </text:p>
      <text:p text:style-name="P23">/****************************************************************/ </text:p>
      <text:p text:style-name="P23"/>
      <text:p text:style-name="P23">/****************************************************************/ </text:p>
      <text:p text:style-name="P23">/* PROGRAM<text:tab/><text:tab/><text:tab/><text:tab/><text:tab/><text:tab/><text:tab/>*/ </text:p>
      <text:p text:style-name="P23">/* sn[] <text:s text:c="16"/>: <text:s text:c="2"/>to store sign(operator) <text:s text:c="12"/>*/ </text:p>
      <text:p text:style-name="P23">/* a <text:s text:c="19"/>: <text:s text:c="2"/>to store 1st operand <text:s text:c="15"/>*/ </text:p>
      <text:p text:style-name="P23">/* b <text:s text:c="19"/>: <text:s text:c="2"/>to store 2nd operand <text:s text:c="15"/>*/ </text:p>
      <text:p text:style-name="P23"/>
      <text:p text:style-name="P23"/>
      <text:p text:style-name="P23">#include&lt;stdio.h&gt; </text:p>
      <text:p text:style-name="P23">main() </text:p>
      <text:p text:style-name="P23">{ </text:p>
      <text:p text:style-name="P23">char sn[10]; </text:p>
      <text:p text:style-name="P23">double a,b; </text:p>
      <text:p text:style-name="P23">int c; </text:p>
      <text:p text:style-name="P23">printf("\n------------Basic Calculator-----------"); </text:p>
      <text:p text:style-name="P23">printf("\n Enter two numbers:"); </text:p>
      <text:p text:style-name="P23">scanf("%lf%lf",&amp;a,&amp;b); </text:p>
      <text:p text:style-name="P23">printf("\n Enter a sign(+,-,*,/,%%):"); </text:p>
      <text:p text:style-name="P23">scanf("%s",sn); </text:p>
      <text:p text:style-name="P23"><text:tab/>switch(sn[0]) </text:p>
      <text:p text:style-name="P23">{ </text:p>
      <text:p text:style-name="P23"><text:s/><text:tab/>case'+': </text:p>
      <text:p text:style-name="P23"><text:tab/><text:tab/>printf("\n Sum of %.3lf &amp; %.3lf=%.3lf",a,b,a+b); </text:p>
      <text:p text:style-name="P23"><text:tab/>break; </text:p>
      <text:p text:style-name="P23"><text:tab/>case'-': </text:p>
      <text:p text:style-name="P23"><text:tab/><text:tab/>printf("\n Difference of %.3lf &amp; %.3lf=%.3lf",a,b,a-b); </text:p>
      <text:p text:style-name="P23"><text:tab/>break; </text:p>
      <text:p text:style-name="P23"><text:tab/>case'*': </text:p>
      <text:p text:style-name="P23"><text:tab/><text:tab/>printf("\n Product of %.3lf &amp; %.3lf=%.3lf",a,b,a*b); </text:p>
      <text:p text:style-name="P23"><text:tab/>break; </text:p>
      <text:p text:style-name="P23"><text:tab/>case'/': </text:p>
      <text:p text:style-name="P23"><text:tab/><text:tab/>printf("\n Quotient of %.3lf &amp; %.3lf=%.3lf",a,b,a/b); </text:p>
      <text:p text:style-name="P23"><text:soft-page-break/><text:tab/>break; </text:p>
      <text:p text:style-name="P23"><text:tab/>case'%': </text:p>
      <text:p text:style-name="P23"><text:tab/><text:tab/>c=(int)a%(int)b; </text:p>
      <text:p text:style-name="P23"><text:tab/><text:tab/>printf("\n Remainder of %.3lf &amp; %.3lf=%.3lf",a,b,(double)c); </text:p>
      <text:p text:style-name="P23"><text:tab/>break; </text:p>
      <text:p text:style-name="P23"><text:tab/>default: </text:p>
      <text:p text:style-name="P23"><text:tab/><text:tab/>printf("\n Invalid operator\n"); </text:p>
      <text:p text:style-name="P23">} </text:p>
      <text:p text:style-name="P23">printf("\n"); </text:p>
      <text:p text:style-name="P23">} </text:p>
      <text:p text:style-name="P23">/* </text:p>
      <text:p text:style-name="P23">------------Basic Calculator----------- </text:p>
      <text:p text:style-name="P23"><text:s/>Enter two numbers:4 5 </text:p>
      <text:p text:style-name="P23"/>
      <text:p text:style-name="P23"><text:s/>Enter a sign(+,-,*,/,%):/ </text:p>
      <text:p text:style-name="P23"/>
      <text:p text:style-name="P23"><text:s/>Quotient of 4.000 &amp; 5.000=0.800 </text:p>
      <text:p text:style-name="P23"/>
      <text:p text:style-name="P23">*/</text:p>
      <text:p text:style-name="P23"/>
      <text:p text:style-name="P24"><text:tab/><text:tab/><text:tab/><text:tab/>//PROGRAM - 4 </text:p>
      <text:p text:style-name="P24">/****************************************************************/ </text:p>
      <text:p text:style-name="P24">/* Name of the Program<text:tab/>: <text:s text:c="2"/>age.c<text:tab/><text:tab/><text:tab/> <text:s text:c="7"/>*/ </text:p>
      <text:p text:style-name="P24">/* Aim<text:tab/><text:tab/><text:tab/>: <text:s text:c="2"/>Number of person under different age*/ </text:p>
      <text:p text:style-name="P24">/* Author<text:tab/><text:tab/>: <text:s text:c="2"/>Varna Krishnan P E <text:s text:c="17"/>*/ </text:p>
      <text:p text:style-name="P24">/* Date Written<text:tab/><text:tab/>: <text:s text:c="2"/>03/10/2017<text:tab/><text:tab/><text:tab/><text:tab/>*/ </text:p>
      <text:p text:style-name="P24">/* Revision<text:tab/><text:tab/>:<text:tab/><text:tab/><text:tab/><text:tab/><text:tab/>*/ </text:p>
      <text:p text:style-name="P24">/****************************************************************/ </text:p>
      <text:p text:style-name="P24"/>
      <text:p text:style-name="P24">/****************************************************************/ </text:p>
      <text:p text:style-name="P24">/* PROGRAM <text:s text:c="53"/>*/ </text:p>
      <text:p text:style-name="P24">/* age[]<text:tab/><text:tab/>: <text:s text:c="2"/>To store age of person<text:tab/><text:tab/>*/ </text:p>
      <text:p text:style-name="P24">/* baby<text:tab/><text:tab/><text:tab/>: <text:s text:c="2"/>To store number of babies<text:tab/><text:tab/>*/ </text:p>
      <text:p text:style-name="P24">/* adult<text:tab/><text:tab/>: <text:s text:c="2"/>To store number of adults<text:tab/><text:tab/>*/ </text:p>
      <text:p text:style-name="P24">/* school<text:tab/><text:tab/>: <text:s text:c="2"/>To store number of them go to school*/ </text:p>
      <text:p text:style-name="P24">/* i<text:tab/><text:tab/><text:tab/>: <text:s text:c="2"/>counter variable<text:tab/><text:tab/><text:tab/>*/ </text:p>
      <text:p text:style-name="P24"/>
      <text:p text:style-name="P24">#include&lt;stdio.h&gt; </text:p>
      <text:p text:style-name="P24">main() </text:p>
      <text:p text:style-name="P24">{ </text:p>
      <text:p text:style-name="P24"><text:s/>int i=0,age[5],baby=0,school=0,adult=0; </text:p>
      <text:p text:style-name="P24"><text:s/>while(i&lt;5) </text:p>
      <text:p text:style-name="P24"><text:s/>{ </text:p>
      <text:p text:style-name="P24"><text:tab/>printf("enter the age of person %d:",i+1); </text:p>
      <text:p text:style-name="P24"><text:tab/>scanf("%d",&amp;age[i]); </text:p>
      <text:p text:style-name="P24"><text:tab/>if(age[i]&lt;=5 &amp;&amp; age[i]&gt;=0) </text:p>
      <text:p text:style-name="P24"><text:tab/><text:tab/>baby=baby+1; </text:p>
      <text:p text:style-name="P24"><text:tab/>else if(age[i]&lt;=17 &amp;&amp; age[i]&gt;=6) </text:p>
      <text:p text:style-name="P24"><text:tab/><text:tab/>school=school+1; </text:p>
      <text:p text:style-name="P24"><text:tab/>else if(age[i]&gt;=18) </text:p>
      <text:p text:style-name="P24"><text:tab/><text:tab/>adult=adult+1; </text:p>
      <text:p text:style-name="P24"><text:tab/>else </text:p>
      <text:p text:style-name="P24"><text:soft-page-break/><text:tab/>{ </text:p>
      <text:p text:style-name="P24"><text:tab/><text:tab/>printf("\n Its an invalid age re-enter"); </text:p>
      <text:p text:style-name="P24"><text:tab/><text:tab/>--i; </text:p>
      <text:p text:style-name="P24"><text:tab/>}<text:tab/> </text:p>
      <text:p text:style-name="P24"><text:tab/>i++; </text:p>
      <text:p text:style-name="P24"><text:s/>} </text:p>
      <text:p text:style-name="P24"><text:tab/>printf("\n number of person are baby(age 0 to 5):%d",baby); </text:p>
      <text:p text:style-name="P24"><text:tab/>printf("\n number of person attending school(age 6 to 17):%d",school); </text:p>
      <text:p text:style-name="P24"><text:tab/>printf("\n number of person are adults(age 18 &amp; over):%d\n",adult); </text:p>
      <text:p text:style-name="P24"/>
      <text:p text:style-name="P24">} </text:p>
      <text:p text:style-name="P24"/>
      <text:p text:style-name="P24">/* </text:p>
      <text:p text:style-name="P24">enter the age of person 1:45 </text:p>
      <text:p text:style-name="P24">enter the age of person 2:23 </text:p>
      <text:p text:style-name="P24">enter the age of person 3:12 </text:p>
      <text:p text:style-name="P24">enter the age of person 4:1 </text:p>
      <text:p text:style-name="P24">enter the age of person 5:15 </text:p>
      <text:p text:style-name="P24"/>
      <text:p text:style-name="P24"><text:s/>number of person are baby(age 0 to 5):1 </text:p>
      <text:p text:style-name="P24"><text:s/>number of person attending school(age 6 to 17):2 </text:p>
      <text:p text:style-name="P24"><text:s/>number of person are adults(age 18 &amp; over):2 </text:p>
      <text:p text:style-name="P24"/>
      <text:p text:style-name="P24">*/ </text:p>
      <text:p text:style-name="P24"/>
      <text:p text:style-name="P25"><text:tab/><text:tab/><text:tab/><text:tab/>//PROGRAM - 5 </text:p>
      <text:p text:style-name="P25">/************************************************************************/ </text:p>
      <text:p text:style-name="P25">/* Name of the Program<text:tab/>: <text:s text:c="2"/>login.c<text:tab/><text:tab/><text:tab/> <text:s text:c="7"/><text:tab/>*/ </text:p>
      <text:p text:style-name="P25">/* Aim<text:tab/><text:tab/><text:tab/>: <text:s text:c="2"/>Implement a Login Authentication System <text:s text:c="4"/>*/ </text:p>
      <text:p text:style-name="P25">/* Author<text:tab/><text:tab/>: <text:s text:c="2"/>Varna Krishnan P E <text:s text:c="17"/><text:tab/>*/ </text:p>
      <text:p text:style-name="P25">/* Date Written<text:tab/><text:tab/>: <text:s text:c="2"/>03/10/2017<text:tab/><text:tab/><text:tab/><text:tab/><text:tab/>*/ </text:p>
      <text:p text:style-name="P25">/* Revision<text:tab/><text:tab/>:<text:tab/><text:tab/><text:tab/><text:tab/><text:tab/><text:tab/>*/ </text:p>
      <text:p text:style-name="P25">/************************************************************************/ </text:p>
      <text:p text:style-name="P25"/>
      <text:p text:style-name="P25">/************************************************************************/ </text:p>
      <text:p text:style-name="P25">/* PROGRAM <text:s text:c="53"/><text:tab/>*/ </text:p>
      <text:p text:style-name="P25">/* user[10]<text:tab/><text:tab/>: to store username<text:tab/><text:tab/><text:tab/><text:tab/>*/ </text:p>
      <text:p text:style-name="P25">/* pass[10]<text:tab/><text:tab/>: to store password<text:tab/><text:tab/><text:tab/><text:tab/>*/ </text:p>
      <text:p text:style-name="P25">/* f<text:tab/><text:tab/><text:tab/>: to store flag value<text:tab/><text:tab/><text:tab/><text:tab/>*/ </text:p>
      <text:p text:style-name="P25">#include&lt;stdio.h&gt; </text:p>
      <text:p text:style-name="P25">#include&lt;string.h&gt; </text:p>
      <text:p text:style-name="P25">main() </text:p>
      <text:p text:style-name="P25">{ </text:p>
      <text:p text:style-name="P25"><text:tab/>char user[10],pass[10]; </text:p>
      <text:p text:style-name="P25"><text:tab/>int f=0; </text:p>
      <text:p text:style-name="P25"><text:tab/>while(f&lt;3||f!=4) </text:p>
      <text:p text:style-name="P25"><text:tab/>{<text:tab/> </text:p>
      <text:p text:style-name="P25"><text:tab/> printf("\nUsername:"); </text:p>
      <text:p text:style-name="P25"><text:tab/> scanf(" %s",user); </text:p>
      <text:p text:style-name="P25"><text:tab/> printf("\nPassword:"); </text:p>
      <text:p text:style-name="P25"><text:tab/> scanf(" %s",pass); </text:p>
      <text:p text:style-name="P25"><text:tab/> </text:p>
      <text:p text:style-name="P25"><text:soft-page-break/><text:tab/> if(strcmp(user,"varna")==0) </text:p>
      <text:p text:style-name="P25"><text:tab/> { </text:p>
      <text:p text:style-name="P25"><text:tab/><text:tab/>if(strcmp(pass,"varna@123")==0) </text:p>
      <text:p text:style-name="P25"><text:tab/><text:tab/>{ </text:p>
      <text:p text:style-name="P25"><text:tab/><text:tab/><text:tab/>printf("\nLogin successfull\n"); </text:p>
      <text:p text:style-name="P25"><text:tab/><text:tab/><text:tab/>f=4;<text:tab/><text:tab/> </text:p>
      <text:p text:style-name="P25"><text:tab/><text:tab/>} </text:p>
      <text:p text:style-name="P25"><text:tab/><text:tab/>else </text:p>
      <text:p text:style-name="P25"><text:tab/><text:tab/>{ </text:p>
      <text:p text:style-name="P25"><text:tab/><text:tab/><text:tab/>printf("\ninvalid passoword re-enter\n"); </text:p>
      <text:p text:style-name="P25"><text:tab/><text:tab/><text:tab/>f++; </text:p>
      <text:p text:style-name="P25"><text:tab/><text:tab/>} </text:p>
      <text:p text:style-name="P25"><text:tab/> } </text:p>
      <text:p text:style-name="P25"><text:tab/> else </text:p>
      <text:p text:style-name="P25"><text:tab/> { </text:p>
      <text:p text:style-name="P25"><text:tab/><text:tab/>printf("\ninvalid username re-enter\n"); </text:p>
      <text:p text:style-name="P25"><text:tab/><text:tab/>f++; </text:p>
      <text:p text:style-name="P25"><text:tab/> } </text:p>
      <text:p text:style-name="P25"><text:tab/>} </text:p>
      <text:p text:style-name="P25"/>
      <text:p text:style-name="P25">} </text:p>
      <text:p text:style-name="P25">/* </text:p>
      <text:p text:style-name="P25">Username:varna </text:p>
      <text:p text:style-name="P25"/>
      <text:p text:style-name="P25">Password:ggf </text:p>
      <text:p text:style-name="P25"><text:s/></text:p>
      <text:p text:style-name="P25">invalid passoword re-enter </text:p>
      <text:p text:style-name="P25"/>
      <text:p text:style-name="P25">Username:varna <text:s/></text:p>
      <text:p text:style-name="P25"/>
      <text:p text:style-name="P25">Password:varna@123 </text:p>
      <text:p text:style-name="P25"/>
      <text:p text:style-name="P25">Login successfull </text:p>
      <text:p text:style-name="P25">*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2:48:46.137434799</meta:creation-date>
    <dc:date>2017-10-31T15:37:11.552195171</dc:date>
    <meta:editing-duration>PT37M19S</meta:editing-duration>
    <meta:editing-cycles>37</meta:editing-cycles>
    <meta:generator>LibreOffice/4.2.4.2$Linux_X86_64 LibreOffice_project/420m0$Build-2</meta:generator>
    <meta:document-statistic meta:table-count="0" meta:image-count="0" meta:object-count="0" meta:page-count="14" meta:paragraph-count="600" meta:word-count="1937" meta:character-count="16730" meta:non-whitespace-character-count="13005"/>
  </office:meta>
</office:document-meta>
</file>